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c8e6c9" draw:textarea-horizontal-align="left" draw:textarea-vertical-align="top" draw:auto-grow-height="false" fo:min-height="3.4cm"/>
    </style:style>
    <style:style style:name="gr3" style:family="graphic" style:parent-style-name="standard">
      <style:graphic-properties draw:stroke="none" svg:stroke-color="#000000" draw:fill="none" draw:fill-color="#ffffff" draw:textarea-vertical-align="bottom" draw:auto-grow-height="false" fo:min-height="6.5cm"/>
    </style:style>
    <style:style style:name="gr4" style:family="graphic" style:parent-style-name="standard">
      <style:graphic-properties draw:stroke="none" svg:stroke-color="#000000" draw:fill="solid" draw:fill-color="#536dfe" draw:opacity="50%" draw:textarea-horizontal-align="right" draw:textarea-vertical-align="top" draw:auto-grow-height="false" fo:min-height="3.4cm" draw:shadow-opacity="50%"/>
    </style:style>
    <style:style style:name="gr5" style:family="graphic" style:parent-style-name="standard" style:list-style-name="L1">
      <style:graphic-properties draw:stroke="solid" draw:stroke-dash="Dashed_20__28_var_29__20_2" svg:stroke-width="0.102cm" svg:stroke-color="#212121" draw:marker-start="Circle" draw:marker-start-width="0.3cm" draw:marker-start-center="true" draw:marker-end="" draw:marker-end-width="0.5cm" draw:marker-end-center="false" draw:fill="none" draw:fill-color="#c0c0c0" draw:fill-image-width="0cm" draw:fill-image-height="0cm" draw:textarea-horizontal-align="left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ed_20__28_var_29__20_2" svg:stroke-width="0.102cm" svg:stroke-color="#212121" draw:marker-start="" draw:marker-start-width="0.5cm" draw:marker-start-center="false" draw:marker-end="" draw:marker-end-width="0.5cm" draw:marker-end-center="false" draw:fill="none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draw:stroke-dash="Dashed_20__28_var_29__20_2" svg:stroke-width="0.102cm" svg:stroke-color="#212121" draw:marker-start="" draw:marker-start-width="0.5cm" draw:marker-start-center="false" draw:marker-end="" draw:marker-end-width="0.5cm" draw:marker-end-center="false" draw:fill="none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draw:stroke-dash="Dashed_20__28_var_29__20_2" svg:stroke-width="0.102cm" svg:stroke-color="#212121" draw:marker-start="" draw:marker-start-width="0.5cm" draw:marker-start-center="false" draw:marker-end="" draw:marker-end-width="0.5cm" draw:marker-end-center="false" draw:fill="none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draw:stroke-dash="Dashed_20__28_var_29__20_2" svg:stroke-width="0.102cm" svg:stroke-color="#212121" draw:marker-start="" draw:marker-start-width="0.5cm" draw:marker-start-center="false" draw:marker-end="" draw:marker-end-width="0.5cm" draw:marker-end-center="false" draw:fill="none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10" style:family="graphic" style:parent-style-name="objectwithoutfill">
      <style:graphic-properties svg:stroke-color="#212121" draw:fill="none" draw:textarea-horizontal-align="center"/>
    </style:style>
    <style:style style:name="gr11" style:family="graphic" style:parent-style-name="objectwithoutfill">
      <style:graphic-properties draw:stroke="dash" draw:stroke-dash="Fine_20_Dashed" svg:stroke-color="#212121" draw:marker-start="Arrow" draw:marker-start-width="0.3cm" draw:marker-end="" draw:fill="none" draw:textarea-horizontal-align="center"/>
    </style:style>
    <style:style style:name="gr12" style:family="graphic" style:parent-style-name="objectwithoutfill">
      <style:graphic-properties svg:stroke-color="#536dfe" draw:marker-start="Circle" draw:marker-start-width="0.3cm" draw:marker-start-center="true" draw:marker-end="Arrow" draw:marker-end-width="0.3cm" draw:fill="none" draw:textarea-horizontal-align="right"/>
    </style:style>
    <style:style style:name="gr13" style:family="graphic" style:parent-style-name="objectwithoutfill">
      <style:graphic-properties svg:stroke-color="#536dfe" draw:marker-start="Circle" draw:marker-start-width="0.3cm" draw:marker-start-center="true" draw:marker-end="Arrow" draw:marker-end-width="0.3cm" draw:fill="none" draw:textarea-horizontal-align="center"/>
    </style:style>
    <style:style style:name="gr14" style:family="graphic" style:parent-style-name="standard">
      <style:graphic-properties draw:stroke="none" svg:stroke-color="#000000" draw:fill="none" draw:fill-color="#fcd4d1" draw:textarea-horizontal-align="left" draw:textarea-vertical-align="top" draw:auto-grow-height="false" fo:min-height="3.4cm"/>
    </style:style>
    <style:style style:name="gr15" style:family="graphic" style:parent-style-name="standard">
      <style:graphic-properties draw:stroke="none" svg:stroke-color="#000000" draw:fill="none" draw:fill-color="#ffffff" draw:textarea-vertical-align="top" draw:auto-grow-height="false" fo:min-height="6.5cm"/>
    </style:style>
    <style:style style:name="gr16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</style:style>
    <style:style style:name="gr17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19" style:family="graphic" style:parent-style-name="standard">
      <style:graphic-properties draw:stroke="none" svg:stroke-color="#000000" draw:fill="solid" draw:fill-color="#4caf50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0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21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fill="solid" draw:fill-color="#4caf50"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draw:auto-grow-height="true"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draw:auto-grow-height="true" fo:min-height="1.75cm"/>
    </style:style>
    <style:style style:name="pr9" style:family="presentation" style:parent-style-name="Default-notes">
      <style:graphic-properties draw:fill-color="#ffffff" draw:auto-grow-height="true" fo:min-height="12.573cm"/>
    </style:style>
    <style:style style:name="pr10" style:family="presentation" style:parent-style-name="Default-outline1">
      <style:graphic-properties fo:min-height="5.02cm"/>
    </style:style>
    <style:style style:name="pr11" style:family="presentation" style:parent-style-name="Default-notes">
      <style:graphic-properties draw:fill-color="#ffffff" fo:min-height="13.364cm"/>
    </style:style>
    <style:style style:name="pr12" style:family="presentation" style:parent-style-name="Default-outline1" style:list-style-name="L6">
      <style:graphic-properties fo:min-height="11.501cm"/>
    </style:style>
    <style:style style:name="pr13" style:family="presentation" style:parent-style-name="Default-title">
      <style:graphic-properties fo:min-height="4cm"/>
    </style:style>
    <style:style style:name="pr14" style:family="presentation" style:parent-style-name="Default_20_1-title">
      <style:graphic-properties fo:min-height="4cm"/>
    </style:style>
    <style:style style:name="pr15" style:family="presentation" style:parent-style-name="Default-title">
      <style:graphic-properties fo:min-height="2.501cm"/>
    </style:style>
    <style:style style:name="pr16" style:family="presentation" style:parent-style-name="Default-notes">
      <style:graphic-properties draw:fill-color="#ffffff" fo:min-height="12.322cm"/>
    </style:style>
    <style:style style:name="pr17" style:family="presentation" style:parent-style-name="Default-outline1">
      <style:graphic-properties draw:auto-grow-height="true" fo:min-height="11.5cm"/>
    </style:style>
    <style:style style:name="pr18" style:family="presentation" style:parent-style-name="Default-outline1">
      <style:graphic-properties fo:min-height="12.18cm"/>
    </style:style>
    <style:style style:name="pr19" style:family="presentation" style:parent-style-name="Default-title">
      <style:graphic-properties fo:min-height="7.5cm"/>
    </style:style>
    <style:style style:name="pr20" style:family="presentation" style:parent-style-name="Default-outline1">
      <style:graphic-properties fo:min-height="15.001cm"/>
    </style:style>
    <style:style style:name="pr21" style:family="presentation" style:parent-style-name="True_25_20Blue_25_20Presentation-title">
      <style:graphic-properties draw:auto-grow-height="true" fo:min-height="6cm"/>
    </style:style>
    <style:style style:name="pr22" style:family="presentation" style:parent-style-name="True_25_20Blue_25_20Presentation-subtitle">
      <style:graphic-properties draw:fit-to-size="false" style:shrink-to-fit="false" fo:padding-top="1cm"/>
    </style:style>
    <style:style style:name="pr23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7.997cm" style:use-optimal-column-width="false"/>
    </style:style>
    <style:style style:name="co2" style:family="table-column">
      <style:table-column-properties style:column-width="8.006cm" style:use-optimal-column-width="false"/>
    </style:style>
    <style:style style:name="ro1" style:family="table-row">
      <style:table-row-properties style:row-height="1.799cm"/>
    </style:style>
    <style:style style:name="ro2" style:family="table-row">
      <style:table-row-properties style:row-height="1.805cm"/>
    </style:style>
    <style:style style:name="ce1" style:family="table-cell">
      <loext:graphic-properties draw:fill="solid" draw:fill-color="#555555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3" style:family="table-cell">
      <loext:graphic-properties draw:fill="solid" draw:fill-color="#bbbbbb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P1" style:family="paragraph">
      <loext:graphic-properties draw:fill="solid" draw:fill-color="#4caf50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text-properties fo:language="en" fo:country="US"/>
    </style:style>
    <style:style style:name="P7" style:family="paragraph">
      <loext:graphic-properties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solid" draw:fill-color="#c8e6c9"/>
      <style:paragraph-properties fo:text-align="end"/>
      <style:text-properties fo:color="#212121" fo:font-size="18pt" fo:font-weight="bold" fo:background-color="transparent" style:font-size-asian="18pt" style:font-weight-asian="bold" style:font-size-complex="18pt" style:font-weight-complex="bold"/>
    </style:style>
    <style:style style:name="P10" style:family="paragraph">
      <loext:graphic-properties draw:fill="none" draw:fill-color="#ffffff"/>
      <style:text-properties fo:color="#212121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solid" draw:fill-color="#536dfe" draw:opacity="50%"/>
      <style:paragraph-properties fo:text-align="end"/>
      <style:text-properties fo:color="#212121" fo:font-size="18pt" fo:font-weight="bold" fo:background-color="transparent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margin-top="0cm" fo:margin-bottom="0cm" fo:line-height="100%" fo:text-align="end" fo:text-indent="0cm">
        <style:tab-stops/>
      </style:paragraph-properties>
    </style:style>
    <style:style style:name="P13" style:family="paragraph">
      <loext:graphic-properties draw:fill="none" draw:fill-color="#c0c0c0" draw:fill-image-width="0cm" draw:fill-image-height="0cm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color="#212121" style:text-outline="false" style:text-line-through-style="none" style:text-line-through-type="none" style:font-name="Arial2" fo:font-size="15pt" fo:language="zxx" fo:country="none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/>
    </style:style>
    <style:style style:name="P14" style:family="paragraph">
      <loext:graphic-properties draw:fill="none" draw:fill-color="#c0c0c0" draw:fill-image-width="0cm" draw:fill-image-height="0cm"/>
      <style:paragraph-properties fo:margin-left="0cm" fo:margin-right="0cm" fo:margin-top="0cm" fo:margin-bottom="0cm" fo:line-height="100%" fo:text-align="end" fo:text-indent="0cm">
        <style:tab-stops/>
      </style:paragraph-properties>
      <style:text-properties fo:color="#212121" style:text-outline="false" style:text-line-through-style="none" style:text-line-through-type="none" style:font-name="Arial2" fo:font-size="24pt" fo:language="zxx" fo:country="none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15" style:family="paragraph">
      <loext:graphic-properties draw:fill="none"/>
      <style:paragraph-properties fo:text-align="end"/>
      <style:text-properties fo:color="#212121"/>
    </style:style>
    <style:style style:name="P16" style:family="paragraph">
      <loext:graphic-properties draw:fill="none"/>
      <style:paragraph-properties fo:text-align="end"/>
      <style:text-properties fo:color="#212121" fo:font-size="15pt" style:font-size-asian="15pt" style:font-size-complex="15pt"/>
    </style:style>
    <style:style style:name="P17" style:family="paragraph">
      <style:paragraph-properties fo:text-align="start"/>
    </style:style>
    <style:style style:name="P18" style:family="paragraph">
      <loext:graphic-properties draw:fill="none" draw:fill-color="#fcd4d1"/>
      <style:paragraph-properties fo:text-align="start"/>
      <style:text-properties fo:color="#212121" fo:font-size="12pt" fo:font-weight="normal" style:font-size-asian="12pt" style:font-weight-asian="normal" style:font-size-complex="12pt" style:font-weight-complex="normal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1" style:family="paragraph">
      <style:paragraph-properties fo:text-align="center"/>
    </style:style>
    <style:style style:name="P22" style:family="paragraph">
      <loext:graphic-properties draw:fill="solid" draw:fill-color="#bdbdbd" draw:opacity="100%"/>
      <style:paragraph-properties fo:text-align="center"/>
      <style:text-properties fo:color="#212121" fo:font-size="18pt" fo:font-weight="bold" style:font-size-asian="24pt" style:font-weight-asian="bold" style:font-size-complex="24pt" style:font-weight-complex="bold"/>
    </style:style>
    <style:style style:name="P23" style:family="paragraph">
      <loext:graphic-properties draw:fill="solid" draw:fill-color="#ffffff" draw:opacity="50%"/>
      <style:paragraph-properties fo:text-align="center"/>
      <style:text-properties fo:color="#212121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none" draw:fill-color="#ffffff"/>
      <style:text-properties fo:color="#212121" fo:font-size="18pt" fo:font-weight="bold" style:font-size-asian="15pt" style:font-weight-asian="bold" style:font-size-complex="15pt" style:font-weight-complex="bold"/>
    </style:style>
    <style:style style:name="P25" style:family="paragraph">
      <loext:graphic-properties draw:fill="solid" draw:fill-color="#4caf50"/>
      <style:text-properties fo:color="#ffffff" fo:font-size="18pt" fo:font-weight="bold" style:font-size-asian="24pt" style:font-weight-asian="bold" style:font-size-complex="24pt" style:font-weight-complex="bold"/>
    </style:style>
    <style:style style:name="P26" style:family="paragraph">
      <loext:graphic-properties draw:fill="none" draw:fill-color="#ffffff"/>
      <style:text-properties fo:color="#212121" fo:font-size="15pt" fo:font-weight="bold" style:font-size-asian="12pt" style:font-weight-asian="bold" style:font-size-complex="12pt" style:font-weight-complex="bold"/>
    </style:style>
    <style:style style:name="P27" style:family="paragraph">
      <loext:graphic-properties draw:fill="solid" draw:fill-color="#536dfe"/>
      <style:text-properties fo:color="#ffffff" fo:font-size="22pt" fo:font-weight="bold" style:font-size-asian="24pt" style:font-weight-asian="bold" style:font-size-complex="24pt" style:font-weight-complex="bold"/>
    </style:style>
    <style:style style:name="P28" style:family="paragraph">
      <loext:graphic-properties draw:fill="none"/>
      <style:paragraph-properties fo:text-align="center"/>
      <style:text-properties fo:color="#212121"/>
    </style:style>
    <style:style style:name="P29" style:family="paragraph">
      <style:text-properties fo:font-weight="normal" style:font-weight-asian="normal" style:font-weight-complex="normal"/>
    </style:style>
    <style:style style:name="P30" style:family="paragraph">
      <style:paragraph-properties fo:margin-left="0cm" fo:margin-right="0cm" fo:margin-top="0.2cm" fo:margin-bottom="0.2cm" fo:text-indent="0cm">
        <style:tab-stops/>
      </style:paragraph-properties>
    </style:style>
    <style:style style:name="P3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2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3" style:family="paragraph">
      <style:text-properties fo:font-size="32pt"/>
    </style:style>
    <style:style style:name="P34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language="en" fo:country="US"/>
    </style:style>
    <style:style style:name="T6" style:family="text">
      <style:text-properties fo:color="#212121" fo:font-size="18pt" fo:font-weight="normal" fo:background-color="transparent" style:font-size-asian="18pt" style:font-weight-asian="normal" style:font-size-complex="18pt" style:font-weight-complex="normal"/>
    </style:style>
    <style:style style:name="T7" style:family="text">
      <style:text-properties fo:color="#212121" fo:font-size="18pt" fo:font-weight="bold" fo:background-color="transparent" style:font-size-asian="18pt" style:font-weight-asian="bold" style:font-size-complex="18pt" style:font-weight-complex="bold"/>
    </style:style>
    <style:style style:name="T8" style:family="text">
      <style:text-properties fo:color="#212121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212121" style:text-outline="false" style:text-line-through-style="none" style:text-line-through-type="none" style:font-name="Arial2" fo:font-size="12pt" fo:language="zxx" fo:country="none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DejaVu Sans" style:font-size-complex="12pt" style:font-style-complex="normal" style:font-weight-complex="normal" style:text-emphasize="none" style:font-relief="none"/>
    </style:style>
    <style:style style:name="T10" style:family="text">
      <style:text-properties fo:color="#212121" style:text-outline="false" style:text-line-through-style="none" style:text-line-through-type="none" style:font-name="Arial2" fo:font-size="12pt" fo:language="zxx" fo:country="none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11" style:family="text">
      <style:text-properties fo:color="#212121" style:text-outline="false" style:text-line-through-style="none" style:text-line-through-type="none" style:font-name="Arial2" fo:font-size="15pt" fo:language="zxx" fo:country="none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/>
    </style:style>
    <style:style style:name="T12" style:family="text">
      <style:text-properties fo:color="#212121" fo:font-size="15pt" style:font-size-asian="15pt" style:font-size-complex="15pt"/>
    </style:style>
    <style:style style:name="T13" style:family="text">
      <style:text-properties fo:color="#212121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212121" fo:font-size="18pt" fo:font-weight="bold" style:font-size-asian="24pt" style:font-weight-asian="bold" style:font-size-complex="24pt" style:font-weight-complex="bold"/>
    </style:style>
    <style:style style:name="T16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17" style:family="text">
      <style:text-properties fo:color="#212121" fo:font-size="18pt" fo:font-weight="bold" style:font-size-asian="15pt" style:font-weight-asian="bold" style:font-size-complex="15pt" style:font-weight-complex="bold"/>
    </style:style>
    <style:style style:name="T1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212121" fo:font-size="15pt" fo:font-weight="bold" style:font-size-asian="12pt" style:font-weight-asian="bold" style:font-size-complex="12pt" style:font-weight-complex="bold"/>
    </style:style>
    <style:style style:name="T20" style:family="text">
      <style:text-properties fo:color="#ffffff" fo:font-size="22pt" fo:font-weight="bold" style:font-size-asian="24pt" style:font-weight-asian="bold" style:font-size-complex="24pt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size="18pt" style:font-size-asian="18pt" style:font-weight-asian="normal" style:font-size-complex="18pt"/>
    </style:style>
    <style:style style:name="T23" style:family="text">
      <style:text-properties fo:font-size="32pt"/>
    </style:style>
    <style:style style:name="T24" style:family="text">
      <style:text-properties fo:font-size="32pt" fo:font-weight="normal" style:font-weight-asian="normal" style:font-weight-complex="normal"/>
    </style:style>
    <style:style style:name="T25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Native Numbering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a">
        <style:list-level-properties text:space-before="2.8cm" text:min-label-width="0.8cm"/>
        <style:text-properties style:use-window-font-color="true" fo:font-size="100%"/>
      </text:list-level-style-number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Native Numbering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Nailing your Thesis - https://nythesis.com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Theory Building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2"><text:span text:style-name="T1">Prof. Dr. Dirk </text:span><text:span text:style-name="T1">Riehle</text:span></text:p>
            <text:p text:style-name="P2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2"><text:span text:style-name="T2"/></text:p>
            <text:p text:style-name="P2"><text:span text:style-name="T1">NYT D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</text:span><text:span text:style-name="T4">Erlangen-Nürnberg – FAU, in short.</text:span></text:p>
              <text:p><text:span text:style-name="T4">Corporate identity wants us to say </text:span><text:span text:style-name="T4">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The theory building process</text:p>
              </text:list-item>
              <text:list-item>
                <text:p>Qualitative research methods</text:p>
              </text:list-item>
              <text:list-item>
                <text:p>Example research methodologies</text:p>
              </text:list-item>
              <text:list-item>
                <text:p>Combining methodologies</text:p>
              </text:list-item>
              <text:list-item>
                <text:p>Quality evaluation criteria</text:p>
              </text:list-item>
              <text:list-item>
                <text:p>Quality assura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8cm" svg:height="4cm" svg:x="0cm" svg:y="3cm" presentation:class="title">
          <draw:text-box>
            <text:p><text:span text:style-name="T5">1. The Theory </text:span><text:span text:style-name="T5">Building </text:span><text:span text:style-name="T5">Proces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Scientific Process (Recap)</text:p>
          </draw:text-box>
        </draw:frame>
        <draw:g>
          <draw:frame draw:style-name="gr2" draw:text-style-name="P9" draw:layer="layout" svg:width="19cm" svg:height="10cm" svg:x="1cm" svg:y="3cm">
            <draw:text-box>
              <text:p text:style-name="P8"><text:span text:style-name="T6">Incremental</text:span><text:span text:style-name="T7"> theory </text:span><text:span text:style-name="T7">building </text:span></text:p>
            </draw:text-box>
          </draw:frame>
          <draw:frame draw:style-name="gr3" draw:text-style-name="P10" draw:layer="layout" svg:width="14cm" svg:height="7cm" svg:x="6cm" svg:y="6cm">
            <draw:text-box>
              <text:p><text:span text:style-name="T8">Theory evaluation</text:span></text:p>
            </draw:text-box>
          </draw:frame>
          <draw:frame draw:style-name="gr4" draw:text-style-name="P11" draw:layer="layout" svg:width="7cm" svg:height="10cm" svg:x="20cm" svg:y="3cm">
            <draw:text-box>
              <text:p text:style-name="P8"><text:span text:style-name="T7"><text:s/></text:span><text:span text:style-name="T7">Theory validation </text:span></text:p>
            </draw:text-box>
          </draw:frame>
          <draw:line draw:style-name="gr5" draw:text-style-name="P13" draw:layer="layout" svg:x1="2cm" svg:y1="6cm" svg:x2="13cm" svg:y2="6cm">
            <text:p text:style-name="P12"><text:span text:style-name="T9">Initial </text:span><text:span text:style-name="T10">theory creation</text:span></text:p>
            <text:p text:style-name="P12"><text:span text:style-name="T11"/></text:p>
            <text:p text:style-name="P12"><text:span text:style-name="T11"/></text:p>
          </draw:line>
          <draw:path draw:style-name="gr6" draw:text-style-name="P14" draw:layer="layout" svg:width="1.999cm" svg:height="1.999cm" svg:x="13cm" svg:y="6cm" svg:viewBox="0 0 2000 2000" svg:d="M0 0c0 0 2000 0 2000 1000s-2000 1000-2000 1000">
            <text:p/>
          </draw:path>
          <draw:path draw:style-name="gr7" draw:text-style-name="P14" draw:layer="layout" svg:width="2.999cm" svg:height="2.999cm" svg:x="10cm" svg:y="5cm" svg:viewBox="0 0 3000 3000" svg:d="M3000 0c0 0-3000 0-3000 1500s3000 1500 3000 1500">
            <text:p/>
          </draw:path>
          <draw:path draw:style-name="gr8" draw:text-style-name="P14" draw:layer="layout" svg:width="3.999cm" svg:height="4.999cm" svg:x="13cm" svg:y="5cm" svg:viewBox="0 0 4000 5000" svg:d="M0 0c0 0 4000 0 4000 2500s-4000 2500-4000 2500">
            <text:p/>
          </draw:path>
          <draw:path draw:style-name="gr9" draw:text-style-name="P14" draw:layer="layout" svg:width="5.999cm" svg:height="4.999cm" draw:transform="rotate (-1.5707963267949) translate (13cm 4cm)" svg:viewBox="0 0 6000 5000" svg:d="M0 0c0 0 0 5000 3000 5000s3000-5000 3000-5000">
            <text:p/>
          </draw:path>
          <draw:path draw:style-name="gr10" draw:text-style-name="P15" draw:layer="layout" svg:width="7.999cm" svg:height="5.999cm" draw:transform="rotate (-1.5707963267949) translate (19cm 3.99999999999999cm)" svg:viewBox="0 0 8000 6000" svg:d="M0 6000c0 0 0-6000 4000-6000s4000 6000 4000 6000">
            <text:p/>
          </draw:path>
          <draw:path draw:style-name="gr11" draw:text-style-name="P15" draw:layer="layout" svg:width="8.046cm" svg:height="1.861cm" draw:transform="rotate (-0.580321976288115) translate (6.27025810999138cm 7.58778787750256cm)" svg:viewBox="0 0 8047 1862" svg:d="M0 493c2193 3345 8047-493 8047-493">
            <text:p/>
          </draw:path>
          <draw:line draw:style-name="gr12" draw:text-style-name="P16" draw:layer="layout" svg:x1="15cm" svg:y1="7cm" svg:x2="26cm" svg:y2="7cm">
            <text:p text:style-name="P8"><text:span text:style-name="T8">Hypothesis testing</text:span></text:p>
            <text:p text:style-name="P8"><text:span text:style-name="T12"/></text:p>
            <text:p text:style-name="P8"><text:span text:style-name="T12"/></text:p>
          </draw:line>
          <draw:line draw:style-name="gr13" draw:text-style-name="P15" draw:layer="layout" svg:x1="17cm" svg:y1="7.5cm" svg:x2="26cm" svg:y2="7.5cm">
            <text:p/>
          </draw:line>
          <draw:line draw:style-name="gr13" draw:text-style-name="P15" draw:layer="layout" svg:x1="19.001cm" svg:y1="8cm" svg:x2="26cm" svg:y2="8cm">
            <text:p/>
          </draw:line>
          <draw:frame draw:style-name="gr14" draw:text-style-name="P18" draw:layer="layout" svg:width="26cm" svg:height="1cm" svg:x="1cm" svg:y="13cm">
            <draw:text-box>
              <text:p text:style-name="P17"><text:span text:style-name="T13">Not drawn to scale or effort involved</text:span></text:p>
            </draw:text-box>
          </draw:frame>
          <draw:frame draw:style-name="gr15" draw:text-style-name="P10" draw:layer="layout" svg:width="14cm" svg:height="3cm" svg:x="6cm" svg:y="3cm">
            <draw:text-box>
              <text:p><text:span text:style-name="T8">Theory revision</text:span></text:p>
            </draw:text-box>
          </draw:frame>
        </draw:g>
        <presentation:notes draw:style-name="dp2">
          <draw:page-thumbnail draw:style-name="gr1" draw:layer="layout" svg:width="0.001cm" svg:height="0.001cm" svg:x="0cm" svg:y="2.123cm" draw:page-number="4" presentation:class="page"/>
          <draw:frame presentation:style-name="pr9" draw:text-style-name="P19" draw:layer="layout" svg:width="17.271cm" svg:height="12.9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ory Building Research</text:p>
          </draw:text-box>
        </draw:frame>
        <draw:frame presentation:style-name="pr10" draw:layer="layout" svg:width="27cm" svg:height="13cm" svg:x="0.5cm" svg:y="2.25cm" presentation:class="outline" presentation:user-transformed="true">
          <draw:text-box>
            <text:list text:style-name="L5">
              <text:list-item>
                <text:p>Is iterative </text:p>
                <text:list>
                  <text:list-item>
                    <text:p>A theory is created initially</text:p>
                  </text:list-item>
                  <text:list-item>
                    <text:p>Then research loops through evaluation and revis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incremental</text:p>
                <text:list>
                  <text:list-item>
                    <text:p>A theory revision is supposed to extend the theory</text:p>
                  </text:list-item>
                  <text:list-item>
                    <text:p>A simplification of a theory is also progr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itigates risk</text:p>
                <text:list>
                  <text:list-item>
                    <text:p>Theory building explores ideas and venues</text:p>
                  </text:list-item>
                  <text:list-item>
                    <text:p>Before spending considerable resources on valid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epares validation</text:p>
                <text:list>
                  <text:list-item>
                    <text:p>Theory building makes predictions</text:p>
                  </text:list-item>
                  <text:list-item>
                    <text:p>Which are tested as hypotheses to validate the the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s never finish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he Process of Theory Build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6">
              <text:list-item>
                <text:p>Initial theory creation</text:p>
                <text:list>
                  <text:list-item>
                    <text:p>As you enter a new field, you have to create an initial the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ory evaluation</text:p>
                <text:list>
                  <text:list-item>
                    <text:p>Evaluation, not validation, nor proof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ory revision</text:p>
                <text:list>
                  <text:list-item>
                    <text:p>From the evaluation, you learn, and you revise, to evaluate ag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8cm" svg:height="4cm" svg:x="0cm" svg:y="3cm" presentation:class="title">
          <draw:text-box>
            <text:p><text:span text:style-name="T5">2. Qualitative </text:span><text:span text:style-name="T5">Research </text:span><text:span text:style-name="T5">Method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earch Methodology and Research Method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A research methodology is </text:p>
                <text:list>
                  <text:list-item>
                    <text:p>A comprehensive structured research process</text:p>
                  </text:list-item>
                  <text:list-item>
                    <text:p>Often drawing on multiple research methods</text:p>
                  </text:list-item>
                  <text:list-item>
                    <text:p>If followed correctly, delivers defined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research method</text:p>
                <text:list>
                  <text:list-item>
                    <text:p>A singularly focused practice to achieve a goal</text:p>
                  </text:list-item>
                  <text:list-item>
                    <text:p>That supports one or more methodologies</text:p>
                  </text:list-item>
                  <text:list-item>
                    <text:p>If followed correctly, delivers defined resul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, avoid inventing your own methodology or method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litative vs. Quantitative Data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5">
              <text:list-item>
                <text:p><text:span text:style-name="T14">Qualitative</text:span> data</text:p>
                <text:list>
                  <text:list-item>
                    <text:p>Usually not numeric</text:p>
                  </text:list-item>
                  <text:list-item>
                    <text:p>Requires interpretation</text:p>
                  </text:list-item>
                  <text:list-item>
                    <text:p>Denies statistical generaliz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ult and part of “naturalistic inquiry”</text:p>
              </text:list-item>
            </text:list>
          </draw:text-box>
        </draw:frame>
        <draw:frame presentation:style-name="pr4" draw:layer="layout" svg:width="13.175cm" svg:height="11.5cm" svg:x="14.335cm" svg:y="2.25cm" presentation:class="outline">
          <draw:text-box>
            <text:list text:style-name="L5">
              <text:list-item>
                <text:p>Quantitative data</text:p>
                <text:list>
                  <text:list-item>
                    <text:p>Usually numeric</text:p>
                  </text:list-item>
                  <text:list-item>
                    <text:p>Has objective definition</text:p>
                  </text:list-item>
                  <text:list-item>
                    <text:p>Serves statistical generaliz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ult and part of “rationalistic inquiry”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litative Research Methodologie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14">qualitative</text:span> research methodology is a research methodology that</text:p>
                <text:list>
                  <text:list-item>
                    <text:p>Utilizes only <text:span text:style-name="T14">qualitative</text:span> research method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 of qualitative research methodologies</text:p>
                <text:list>
                  <text:list-item>
                    <text:p>Qualitative surveys</text:p>
                  </text:list-item>
                  <text:list-item>
                    <text:p>Case study research</text:p>
                  </text:list-item>
                  <text:list-item>
                    <text:p>Grounded the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quantitative research methodology is a research methodology that</text:p>
                <text:list>
                  <text:list-item>
                    <text:p>Utilizes only quantitative research method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earch that combines both is called mixed methods research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Qualitative Research Method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14">qualitative</text:span> research method is a research method that</text:p>
                <text:list>
                  <text:list-item>
                    <text:p>Creates, gathers, and analyzes <text:span text:style-name="T14">qualitative</text:span> data for a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amples of qualitative research methods</text:p>
                <text:list>
                  <text:list-item>
                    <text:p text:style-name="P20">Qualitative data analysis</text:p>
                  </text:list-item>
                  <text:list-item>
                    <text:p text:style-name="P20">Member checking</text:p>
                  </text:list-item>
                  <text:list-item>
                    <text:p>Investigator triangul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quantitative research method is a research method that</text:p>
                <text:list>
                  <text:list-item>
                    <text:p>Creates, gathers, and analyzes quantitative data for a purp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earch Purpose and Research Methods</text:p>
          </draw:text-box>
        </draw:frame>
        <draw:g>
          <draw:custom-shape draw:style-name="gr16" draw:text-style-name="P22" draw:layer="layout" svg:width="7cm" svg:height="4cm" svg:x="8.25cm" svg:y="6.75cm">
            <text:p text:style-name="P21"><text:span text:style-name="T15">Rarely</text:span></text:p>
            <text:p text:style-name="P21"><text:span text:style-name="T15">used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22" draw:layer="layout" svg:width="7cm" svg:height="4cm" svg:x="15.25cm" svg:y="2.75cm">
            <text:p text:style-name="P21"><text:span text:style-name="T15">Rarely</text:span></text:p>
            <text:p text:style-name="P21"><text:span text:style-name="T15">used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3" draw:layer="layout" svg:width="7cm" svg:height="4cm" svg:x="8.25cm" svg:y="2.75cm">
            <text:p text:style-name="P21"><text:span text:style-name="T16">Strongly</text:span><text:span text:style-name="T16"><text:line-break/></text:span><text:span text:style-name="T16">aligned</text:span></text:p>
            <draw:enhanced-geometry svg:viewBox="0 0 21600 21600" draw:type="rectangle" draw:enhanced-path="M 0 0 L 21600 0 21600 21600 0 21600 0 0 Z N"/>
          </draw:custom-shape>
          <draw:custom-shape draw:style-name="gr17" draw:text-style-name="P23" draw:layer="layout" svg:width="7cm" svg:height="4cm" svg:x="15.25cm" svg:y="6.75cm">
            <text:p text:style-name="P21"><text:span text:style-name="T16">Strongly</text:span><text:span text:style-name="T16"><text:line-break/></text:span><text:span text:style-name="T16">aligned</text:span></text:p>
            <draw:enhanced-geometry svg:viewBox="0 0 21600 21600" draw:type="rectangle" draw:enhanced-path="M 0 0 L 21600 0 21600 21600 0 21600 0 0 Z N"/>
          </draw:custom-shape>
          <draw:frame draw:style-name="gr18" draw:text-style-name="P24" draw:layer="layout" svg:width="7cm" svg:height="1.5cm" svg:x="8.25cm" svg:y="10.75cm">
            <draw:text-box>
              <text:p><text:span text:style-name="T17">Theory building</text:span></text:p>
            </draw:text-box>
          </draw:frame>
          <draw:frame draw:style-name="gr18" draw:text-style-name="P24" draw:layer="layout" svg:width="7cm" svg:height="1.5cm" svg:x="15.25cm" svg:y="10.75cm">
            <draw:text-box>
              <text:p><text:span text:style-name="T17">Theory validation</text:span></text:p>
            </draw:text-box>
          </draw:frame>
          <draw:frame draw:style-name="gr19" draw:text-style-name="P25" draw:layer="layout" svg:width="14cm" svg:height="1.5cm" svg:x="8.25cm" svg:y="12.25cm">
            <draw:text-box>
              <text:p><text:span text:style-name="T18">Research Purpose</text:span></text:p>
            </draw:text-box>
          </draw:frame>
          <draw:frame draw:style-name="gr18" draw:text-style-name="P26" draw:layer="layout" svg:width="4cm" svg:height="1.5cm" draw:transform="rotate (1.5707963267949) translate (6.75cm 10.75cm)">
            <draw:text-box>
              <text:p><text:span text:style-name="T19">Quantitative</text:span></text:p>
            </draw:text-box>
          </draw:frame>
          <draw:frame draw:style-name="gr18" draw:text-style-name="P26" draw:layer="layout" svg:width="4cm" svg:height="1.5cm" draw:transform="rotate (1.5707963267949) translate (6.75cm 6.75cm)">
            <draw:text-box>
              <text:p><text:span text:style-name="T19">Qualitative</text:span></text:p>
            </draw:text-box>
          </draw:frame>
          <draw:frame draw:style-name="gr20" draw:text-style-name="P27" draw:layer="layout" svg:width="8cm" svg:height="1.5cm" draw:transform="rotate (1.5707963267949) translate (5.25cm 10.75cm)">
            <draw:text-box>
              <text:p><text:span text:style-name="T20">Researh Method</text:span></text:p>
            </draw:text-box>
          </draw:frame>
          <draw:line draw:style-name="gr21" draw:text-style-name="P28" draw:layer="layout" svg:x1="7.75cm" svg:y1="6.75cm" svg:x2="22.75cm" svg:y2="6.75cm">
            <text:p/>
          </draw:line>
          <draw:line draw:style-name="gr21" draw:text-style-name="P28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tegory vs. Description vs. Applicat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<text:span text:style-name="T14">Category </text:span>of methodology</text:p>
                <text:list>
                  <text:list-item>
                    <text:p>Case study resear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Description </text:span>of specific methodology</text:p>
                <text:list>
                  <text:list-item>
                    <text:p>(According to) Eisenhardt (1989)</text:p>
                  </text:list-item>
                  <text:list-item>
                    <text:p text:style-name="P20">(According to) Yin (2009)</text:p>
                  </text:list-item>
                  <text:list-item>
                    <text:p>(According to) Runeson et al. (2012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Application </text:span>or <text:span text:style-name="T14">instantiation </text:span><text:span text:style-name="T21">or </text:span><text:span text:style-name="T14">use </text:span>of methodology</text:p>
                <text:list>
                  <text:list-item>
                    <text:p>Any research that uses one of the specific methodologie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14" draw:text-style-name="P6" draw:layer="layout" svg:width="28cm" svg:height="4cm" svg:x="0cm" svg:y="3cm" presentation:class="title">
          <draw:text-box>
            <text:p><text:span text:style-name="T5">3. Example </text:span><text:span text:style-name="T5">Research </text:span><text:span text:style-name="T5">Methodologie</text:span><text:span text:style-name="T5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ommon Qualitative Research Methodolog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Qualitative surveys</text:p>
              </text:list-item>
              <text:list-item>
                <text:p>Action research</text:p>
              </text:list-item>
              <text:list-item>
                <text:p>Case study research</text:p>
              </text:list-item>
              <text:list-item>
                <text:p>Grounded theory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Not a Research Method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<text:span text:style-name="T14">Introspection</text:span> is</text:p>
                <text:list>
                  <text:list-item>
                    <text:p>The use of one’s self-observation to suggest theories</text:p>
                  </text:list-item>
                  <text:list-item>
                    <text:p>Often used when the phenomenon cannot be directly accessed</text:p>
                  </text:list-item>
                  <text:list-item>
                    <text:p>Highly susceptible to various biases</text:p>
                  </text:list-item>
                  <text:list-item>
                    <text:p><text:span text:style-name="T14">Not considered scientific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However, introspection is often covertly used in scientific practice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6" presentation:class="page"/>
          <draw:frame presentation:style-name="pr16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Qualitative Survey 1 / 2</text:p>
          </draw:text-box>
        </draw:frame>
        <draw:frame presentation:style-name="pr17" draw:text-style-name="P2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<text:span text:style-name="T14">The qualitative survey </text:span><text:span text:style-name="T21">is a qualitative research methodology that is</text:span></text:p>
                <text:list>
                  <text:list-item>
                    <text:p><text:span text:style-name="T21">Minimal 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The process of a qualitative survey</text:span></text:p>
              </text:list-item>
            </text:list>
            <text:list text:style-name="L7">
              <text:list-item>
                <text:list>
                  <text:list-item>
                    <text:p><text:span text:style-name="T21">Definition of</text:span></text:p>
                    <text:list>
                      <text:list-item>
                        <text:p><text:span text:style-name="T21">Research question</text:span></text:p>
                      </text:list-item>
                      <text:list-item>
                        <text:p><text:span text:style-name="T21">Research protocol</text:span></text:p>
                      </text:list-item>
                      <text:list-item>
                        <text:p><text:span text:style-name="T21">Relevant population</text:span></text:p>
                      </text:list-item>
                    </text:list>
                  </text:list-item>
                  <text:list-item>
                    <text:p><text:span text:style-name="T21">Building of sampling model</text:span></text:p>
                  </text:list-item>
                  <text:list-item>
                    <text:p><text:span text:style-name="T21">Sampling</text:span></text:p>
                  </text:list-item>
                  <text:list-item>
                    <text:p><text:span text:style-name="T21">Data acquisition</text:span></text:p>
                  </text:list-item>
                  <text:list-item>
                    <text:p><text:span text:style-name="T21">Qualitative data analysis</text:span></text:p>
                  </text:list-item>
                  <text:list-item>
                    <text:p><text:span text:style-name="T21">Theory presentat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The process may iterate over steps 3 to 5</text:span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17" presentation:class="page"/>
          <draw:frame presentation:style-name="pr16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litative Survey 2 / 2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30"><text:span text:style-name="T21">Specific methodologies (really only one so far)</text:span></text:p>
                <text:list>
                  <text:list-item>
                    <text:p><text:span text:style-name="T21">Jansen (2010)</text:span></text:p>
                    <text:list>
                      <text:list-item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Most suitable for initial theory creation</text:span></text:p>
                <text:list>
                  <text:list-item>
                    <text:p><text:span text:style-name="T21">The simplest qualitative research methodology that could possibly work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tion Research 1 / 2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<text:span text:style-name="T14">Action research </text:span>is a qualitative research methodology in which the researcher</text:p>
                <text:list>
                  <text:list-item>
                    <text:p>Applies a theory being built to help create a desired outcome</text:p>
                  </text:list-item>
                  <text:list-item>
                    <text:p>Evaluates the theory as to its trustworthin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4">Participatory </text:span>action research is action research in which the researcher</text:p>
                <text:list>
                  <text:list-item>
                    <text:p>Joins a case (organization) to work side-by-side with practition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of action research</text:p>
              </text:list-item>
            </text:list>
            <text:list text:style-name="L8">
              <text:list-item>
                <text:list>
                  <text:list-item>
                    <text:p>Diagnosing (problem identification)</text:p>
                  </text:list-item>
                  <text:list-item>
                    <text:p>Action planning (for intervention)</text:p>
                  </text:list-item>
                  <text:list-item>
                    <text:p>Action taking (enactment of intervention)</text:p>
                  </text:list-item>
                  <text:list-item>
                    <text:p>Evaluating (the outcome of intervention)</text:p>
                  </text:list-item>
                  <text:list-item>
                    <text:p>Specifying learning (generalizing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iterates over these ste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ction Research 2 / 2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Specific action research methodologies</text:p>
                <text:list>
                  <text:list-item>
                    <text:p>Action research (Lewin, 1951)</text:p>
                  </text:list-item>
                  <text:list-item>
                    <text:p>Participatory action research (Kemmis &amp; McTaggart, 2005)</text:p>
                  </text:list-item>
                  <text:list-item>
                    <text:p>Critical participatory action research (Kemmis et al., 2014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itable for early theory evaluation and revision</text:p>
                <text:list>
                  <text:list-item>
                    <text:p>Where practical problems are too complicated to be evaluated outside its contex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ase Study Research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<text:span text:style-name="T14">Case study research </text:span>is a qualitative research methodology that</text:p>
                <text:list>
                  <text:list-item>
                    <text:p>Empirically investigates a contemporary phenomenon in its original context</text:p>
                  </text:list-item>
                  <text:list-item>
                    <text:p>Where the boundaries between phenomenon and context are blur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of case study research</text:p>
              </text:list-item>
            </text:list>
            <text:list text:style-name="L8">
              <text:list-item>
                <text:list>
                  <text:list-item>
                    <text:p>Planning</text:p>
                  </text:list-item>
                  <text:list-item>
                    <text:p>Designing</text:p>
                  </text:list-item>
                  <text:list-item>
                    <text:p>Preparing</text:p>
                  </text:list-item>
                  <text:list-item>
                    <text:p>Collection</text:p>
                  </text:list-item>
                  <text:list-item>
                    <text:p>Analyzing</text:p>
                  </text:list-item>
                  <text:list-item>
                    <text:p>Reporting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process can iterate over steps 2 to 5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123cm" draw:page-number="21" presentation:class="page"/>
          <draw:frame presentation:style-name="pr16" draw:text-style-name="P1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Case Study Research 2 / 2</text:p>
          </draw:text-box>
        </draw:frame>
        <draw:frame presentation:style-name="pr18" draw:layer="layout" svg:width="27cm" svg:height="11.5cm" svg:x="0.5cm" svg:y="2.25cm" presentation:class="outline">
          <draw:text-box>
            <text:list text:style-name="L5">
              <text:list-item>
                <text:p>Specific case study research methodologies</text:p>
                <text:list>
                  <text:list-item>
                    <text:p text:style-name="P20">Eisenhardt (1989)</text:p>
                  </text:list-item>
                  <text:list-item>
                    <text:p text:style-name="P20">Yin (2009)</text:p>
                  </text:list-item>
                  <text:list-item>
                    <text:p>Runeson et al. (2012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uitable for theory evaluation and revision</text:p>
                <text:list>
                  <text:list-item>
                    <text:p>In situations with many more variables of interest than data points 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aching cases are something entirely differen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8cm" svg:height="4cm" svg:x="0cm" svg:y="3cm" presentation:class="title">
          <draw:text-box>
            <text:p><text:span text:style-name="T5">4. Combining </text:span><text:span text:style-name="T5">Methodologie</text:span><text:span text:style-name="T5">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search Design and Methodologi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A research design is (recap)</text:p>
                <text:list>
                  <text:list-item>
                    <text:p>A structure and process using scientific methods that answers a specific research question;</text:p>
                  </text:list-item>
                  <text:list-item>
                    <text:p>There is considerable method application flexibility to make it fit your need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imple research designs use only one specific methodology</text:p>
                <text:list>
                  <text:list-item>
                    <text:p>Suitable for a Master the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ore complex research designs sometimes combine two or more methodologies</text:p>
                <text:list>
                  <text:list-item>
                    <text:p>Suitable for doctoral resear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ombine methodologies, they should be epistemologically compatibl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ulti-Method Research Design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<text:span text:style-name="T14">Multi-method research </text:span>is research that</text:p>
                <text:list>
                  <text:list-item>
                    <text:p>Uses multiple methodologies within either theory building or theory validation resear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ommon multi-method research design</text:p>
              </text:list-item>
            </text:list>
            <text:list text:style-name="L9">
              <text:list-item>
                <text:list>
                  <text:list-item>
                    <text:p><text:span text:style-name="T14">Qualitative survey</text:span> (for initial theory creation)</text:p>
                  </text:list-item>
                  <text:list-item>
                    <text:p><text:span text:style-name="T14">Action research</text:span> (for initial theory evaluation and revision)</text:p>
                  </text:list-item>
                  <text:list-item>
                    <text:p><text:span text:style-name="T14">Case study research</text:span> (for further evaluation and fine-tuning)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Mixed Methods Research Design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<text:span text:style-name="T14">Mixed methods research </text:span>is research that</text:p>
                <text:list>
                  <text:list-item>
                    <text:p>Combines methodologies for theory building with methodologies for theory valid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8cm" svg:height="4cm" svg:x="0cm" svg:y="3cm" presentation:class="title">
          <draw:text-box>
            <text:p><text:span text:style-name="T5">5. Quality </text:span><text:span text:style-name="T5">Evaluation </text:span><text:span text:style-name="T5">Criteri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Quality of Qualitative Research</text:p>
          </draw:text-box>
        </draw:frame>
        <draw:frame presentation:style-name="pr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Evaluating quality requires quality criteria for its assessment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ory building researchers rejected theory validation criteria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implified discussion to “naturalistic” vs. “rationalistic inquiry”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1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rustworthiness According to Guba &amp; Lincoln (1985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Credibility is</text:p>
                <text:list>
                  <text:list-item>
                    <text:p>The degree of confidence in the truth of the research finding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ransferability is</text:p>
                <text:list>
                  <text:list-item>
                    <text:p>The degree to which the research findings can be transferred to another contex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pendability</text:p>
                <text:list>
                  <text:list-item>
                    <text:p>The stability of research findings over tim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firmability</text:p>
                <text:list>
                  <text:list-item>
                    <text:p>The degree to which the research findings can be confirmed by other research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lity Criteria in Comparison</text:p>
          </draw:text-box>
        </draw:frame>
        <draw:frame draw:style-name="standard" draw:layer="layout" svg:width="23.999cm" svg:height="9cm" svg:x="2cm" svg:y="3.5cm">
          <table:table table:template-name="default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1"><text:span text:style-name="T18">Intuitive Term</text:span></text:p>
              </table:table-cell>
              <table:table-cell>
                <text:p text:style-name="P21"><text:span text:style-name="T18">Naturalistic Term</text:span></text:p>
              </table:table-cell>
              <table:table-cell>
                <text:p text:style-name="P21"><text:span text:style-name="T18">Rationalistic Term</text:span></text:p>
              </table:table-cell>
            </table:table-row>
            <table:table-row table:style-name="ro1" table:default-cell-style-name="ce2">
              <table:table-cell>
                <text:p text:style-name="P21">Truth value</text:p>
              </table:table-cell>
              <table:table-cell>
                <text:p text:style-name="P21">Credibility</text:p>
              </table:table-cell>
              <table:table-cell>
                <text:p text:style-name="P21">Internal validity</text:p>
              </table:table-cell>
            </table:table-row>
            <table:table-row table:style-name="ro1" table:default-cell-style-name="ce3">
              <table:table-cell>
                <text:p text:style-name="P21">Applicability</text:p>
              </table:table-cell>
              <table:table-cell>
                <text:p text:style-name="P21">Transferability</text:p>
              </table:table-cell>
              <table:table-cell>
                <text:p text:style-name="P21">External validity</text:p>
              </table:table-cell>
            </table:table-row>
            <table:table-row table:style-name="ro1" table:default-cell-style-name="ce2">
              <table:table-cell>
                <text:p text:style-name="P21">Consistency</text:p>
              </table:table-cell>
              <table:table-cell>
                <text:p text:style-name="P21">Dependability</text:p>
              </table:table-cell>
              <table:table-cell>
                <text:p text:style-name="P21">Reliability</text:p>
              </table:table-cell>
            </table:table-row>
            <table:table-row table:style-name="ro2" table:default-cell-style-name="ce3">
              <table:table-cell>
                <text:p text:style-name="P21">Neutrality</text:p>
              </table:table-cell>
              <table:table-cell>
                <text:p text:style-name="P21">Confirmability</text:p>
              </table:table-cell>
              <table:table-cell>
                <text:p text:style-name="P21">Objectivity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text-style-name="P6" draw:layer="layout" svg:width="28cm" svg:height="4cm" svg:x="0cm" svg:y="3cm" presentation:class="title">
          <draw:text-box>
            <text:p><text:span text:style-name="T5">6. Quality </text:span><text:span text:style-name="T5">Assuran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ality Assurance Using Lincoln &amp; Guba (1985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In qualitative research, quality is “established” (not measured or assured)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Quality is established against quality criteria</text:p>
                <text:list>
                  <text:list-item>
                    <text:p>Credibility</text:p>
                  </text:list-item>
                  <text:list-item>
                    <text:p>Transferability</text:p>
                  </text:list-item>
                  <text:list-item>
                    <text:p>Dependability</text:p>
                  </text:list-item>
                  <text:list-item>
                    <text:p>Confirma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actices for Establishing Credibilit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Prolonged Engagement</text:p>
              </text:list-item>
              <text:list-item>
                <text:p>Persistent Observation</text:p>
              </text:list-item>
              <text:list-item>
                <text:p>Triangulation</text:p>
              </text:list-item>
              <text:list-item>
                <text:p>Peer debriefing</text:p>
              </text:list-item>
              <text:list-item>
                <text:p>Negative case analysis</text:p>
              </text:list-item>
              <text:list-item>
                <text:p>Referential adequacy</text:p>
              </text:list-item>
              <text:list-item>
                <text:p>Member-check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ractices for Establishing Transferability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5">
              <text:list-item>
                <text:p>Thick descrip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11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actices for Establishing Dependabilit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Inquiry audi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ractices for Establishing Confirmabilit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Confirmability audit</text:p>
              </text:list-item>
              <text:list-item>
                <text:p>Audit trail</text:p>
              </text:list-item>
              <text:list-item>
                <text:p>Triangulation</text:p>
              </text:list-item>
              <text:list-item>
                <text:p>Reflexivity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7. <text:span text:style-name="T5">Summar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8cm" svg:height="1.75cm" svg:x="0cm" svg:y="0cm" presentation:class="title">
          <draw:text-box>
            <text:p>Summary</text:p>
          </draw:text-box>
        </draw:frame>
        <draw:frame presentation:style-name="pr20" draw:layer="layout" svg:width="27cm" svg:height="11.5cm" svg:x="0.5cm" svg:y="2.25cm" presentation:class="outline">
          <draw:text-box>
            <text:list text:style-name="L3">
              <text:list-item>
                <text:p text:style-name="P30">The theory building process</text:p>
              </text:list-item>
              <text:list-item>
                <text:p text:style-name="P30">Qualitative research methods</text:p>
              </text:list-item>
              <text:list-item>
                <text:p text:style-name="P30">Example research methodologies</text:p>
              </text:list-item>
              <text:list-item>
                <text:p text:style-name="P30">Combining methodologies</text:p>
              </text:list-item>
              <text:list-item>
                <text:p text:style-name="P30">Quality evaluation criteria</text:p>
              </text:list-item>
              <text:list-item>
                <text:p text:style-name="P30">Quality assura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1" draw:layer="layout" svg:width="28cm" svg:height="6cm" svg:x="0cm" svg:y="1.5cm" presentation:class="title">
          <draw:text-box>
            <text:p>Thank you! Questions?</text:p>
          </draw:text-box>
        </draw:frame>
        <draw:frame draw:style-name="gr22" draw:text-style-name="P32" draw:layer="layout" svg:width="20cm" svg:height="4cm" svg:x="0cm" svg:y="11.75cm">
          <draw:text-box>
            <text:p text:style-name="P31"><text:span text:style-name="T22">DR</text:span></text:p>
          </draw:text-box>
        </draw:frame>
        <draw:frame presentation:style-name="pr22" draw:text-style-name="P33" draw:layer="layout" svg:width="27cm" svg:height="7cm" svg:x="0.5cm" svg:y="8cm" presentation:class="subtitle">
          <draw:text-box>
            <text:p><text:span text:style-name="T23"><text:a xlink:href="mailto:dirk.riehle@fau.de" xlink:type="simple">dirk.riehle@fau.de</text:a></text:span><text:span text:style-name="T23"><text:s/>– </text:span><text:span text:style-name="T23"><text:a xlink:href="http://osr.cs.fau.de/" xlink:type="simple">http://osr.cs.fau.de</text:a></text:span></text:p>
            <text:p><text:span text:style-name="T24"><text:a xlink:href="mailto:dirk@riehle.org" xlink:type="simple">dirk@riehle.org</text:a></text:span><text:span text:style-name="T24"><text:s/>– </text:span><text:span text:style-name="T24"><text:a xlink:href="http://dirkriehle.com/" xlink:type="simple">http://dirkriehle.com</text:a></text:span><text:span text:style-name="T24"><text:s/>– </text:span><text:span text:style-name="T24"><text:a xlink:href="http://twitter.com/dirkriehle" xlink:type="simple">@dirkriehle</text:a></text:span></text:p>
            <text:p><text:span text:style-name="T24"/></text:p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3" draw:text-style-name="P19" draw:layer="layout" svg:width="18cm" svg:height="13.5cm" svg:x="1.5cm" svg:y="15cm" presentation:class="notes">
            <draw:text-box>
              <text:p><text:span text:style-name="T25"><text:s/></text:span></text:p>
            </draw:text-box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9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pr20" draw:layer="layout" svg:width="27cm" svg:height="11.5cm" svg:x="0.5cm" svg:y="2.25cm" presentation:class="outline">
          <draw:text-box>
            <text:list text:style-name="L5">
              <text:list-item>
                <text:p text:style-name="P34">Original version</text:p>
                <text:list>
                  <text:list-item>
                    <text:p>© 2012-2020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4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4caf50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4caf50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4caf50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</text:span><text:span text:style-name="MT5">the title text </text:span><text:span text:style-name="MT5">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25T20:57:35.875634273</meta:creation-date>
    <meta:editing-duration>PT6H21M8S</meta:editing-duration>
    <meta:editing-cycles>37</meta:editing-cycles>
    <meta:generator>LibreOffice/6.0.7.3$Linux_X86_64 LibreOffice_project/00m0$Build-3</meta:generator>
    <dc:date>2020-10-15T20:56:32.667762277</dc:date>
    <meta:document-statistic meta:object-count="243"/>
  </office:meta>
</office:document-meta>
</file>